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11cm" fo:margin-left="0cm" table:align="left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801cm"/>
    </style:style>
    <style:style style:name="Tableau1.B" style:family="table-column">
      <style:table-column-properties style:column-width="5.717cm"/>
    </style:style>
    <style:style style:name="Tableau1.C" style:family="table-column">
      <style:table-column-properties style:column-width="0.9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a4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436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60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6aa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73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77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78e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856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885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a83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d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f0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14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cc8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c5b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2a7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3dc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413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ccc" officeooo:paragraph-rsid="00501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f7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rsid="0021cccc" officeooo:paragraph-rsid="0021c92f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45c" officeooo:paragraph-rsid="00360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ac0" officeooo:paragraph-rsid="00314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118" officeooo:paragraph-rsid="00373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884" officeooo:paragraph-rsid="002cc8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cb3b" officeooo:paragraph-rsid="0050cb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89b" officeooo:paragraph-rsid="00413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f7b8" officeooo:paragraph-rsid="0042f7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87c" officeooo:paragraph-rsid="003dc8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d99f" officeooo:paragraph-rsid="0044d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626" officeooo:paragraph-rsid="004736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ffa" officeooo:paragraph-rsid="003f8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7d91" officeooo:paragraph-rsid="002a7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92dc" officeooo:paragraph-rsid="00559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0d" officeooo:paragraph-rsid="005173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e00" officeooo:paragraph-rsid="0030f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94b3" officeooo:paragraph-rsid="002c9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20c6" officeooo:paragraph-rsid="005b2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f98c" officeooo:paragraph-rsid="005cf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369a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b3b3" officeooo:paragraph-rsid="0009b3b3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369a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7b5" officeooo:paragraph-rsid="000b87b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369a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8227b" officeooo:paragraph-rsid="0058227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369a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90bca" officeooo:paragraph-rsid="00590bca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369a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a51dd" officeooo:paragraph-rsid="005a51d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369a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b20c6" officeooo:paragraph-rsid="005b20c6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8373a"/>
    </style:style>
    <style:style style:name="T3" style:family="text">
      <style:text-properties officeooo:rsid="00294118"/>
    </style:style>
    <style:style style:name="T4" style:family="text">
      <style:text-properties officeooo:rsid="0021cccc"/>
    </style:style>
    <style:style style:name="T5" style:family="text">
      <style:text-properties officeooo:rsid="00570d38"/>
    </style:style>
    <style:style style:name="T6" style:family="text">
      <style:text-properties officeooo:rsid="0058227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 table:number-columns-repeated="15"/>
        <table:table-row table:style-name="Tableau1.1">
          <table:table-cell table:style-name="Tableau1.A1" office:value-type="string">
            <text:p text:style-name="P47">N°</text:p>
          </table:table-cell>
          <table:table-cell table:style-name="Tableau1.A1" office:value-type="string">
            <text:p text:style-name="P48">Nom &amp; Prénoms</text:p>
          </table:table-cell>
          <table:table-cell table:style-name="Tableau1.A1" office:value-type="string">
            <text:p text:style-name="P49">P1</text:p>
          </table:table-cell>
          <table:table-cell table:style-name="Tableau1.A1" office:value-type="string">
            <text:p text:style-name="P52"><text:span text:style-name="T6">P</text:span>2</text:p>
          </table:table-cell>
          <table:table-cell table:style-name="Tableau1.A1" office:value-type="string">
            <text:p text:style-name="P49">P3</text:p>
          </table:table-cell>
          <table:table-cell table:style-name="Tableau1.A1" office:value-type="string">
            <text:p text:style-name="P49">P4</text:p>
          </table:table-cell>
          <table:table-cell table:style-name="Tableau1.A1" office:value-type="string">
            <text:p text:style-name="P50">P5</text:p>
          </table:table-cell>
          <table:table-cell table:style-name="Tableau1.A1" office:value-type="string">
            <text:p text:style-name="P50">P6</text:p>
          </table:table-cell>
          <table:table-cell table:style-name="Tableau1.A1" office:value-type="string">
            <text:p text:style-name="P50">P7</text:p>
          </table:table-cell>
          <table:table-cell table:style-name="Tableau1.A1" office:value-type="string">
            <text:p text:style-name="P50">P8</text:p>
          </table:table-cell>
          <table:table-cell table:style-name="Tableau1.A1" office:value-type="string">
            <text:p text:style-name="P50">P9</text:p>
          </table:table-cell>
          <table:table-cell table:style-name="Tableau1.A1" office:value-type="string">
            <text:p text:style-name="P51">P10</text:p>
          </table:table-cell>
          <table:table-cell table:style-name="Tableau1.A1" office:value-type="string">
            <text:p text:style-name="P51">P11</text:p>
          </table:table-cell>
          <table:table-cell table:style-name="Tableau1.A1" office:value-type="string">
            <text:p text:style-name="P51">P12</text:p>
          </table:table-cell>
          <table:table-cell table:style-name="Tableau1.A1" office:value-type="string">
            <text:p text:style-name="P51">P13</text:p>
          </table:table-cell>
          <table:table-cell table:style-name="Tableau1.A1" office:value-type="string">
            <text:p text:style-name="P51">P14</text:p>
          </table:table-cell>
          <table:table-cell table:style-name="Tableau1.Q1" office:value-type="string">
            <text:p text:style-name="P51">P15</text:p>
          </table:table-cell>
        </table:table-row>
        <table:table-row table:style-name="Tableau1.2"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2">AHAMADA Tanifati</text:p>
          </table:table-cell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Q2" office:value-type="string">
            <text:p text:style-name="P2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44">2</text:p>
          </table:table-cell>
          <table:table-cell table:style-name="Tableau1.A2" office:value-type="string">
            <text:p text:style-name="P2">AHMED Sahlaan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40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Q2" office:value-type="string">
            <text:p text:style-name="P26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44">3</text:p>
          </table:table-cell>
          <table:table-cell table:style-name="Tableau1.A2" office:value-type="string">
            <text:p text:style-name="P19">ALI El Fayed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32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Q2" office:value-type="string">
            <text:p text:style-name="P26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44">4</text:p>
          </table:table-cell>
          <table:table-cell table:style-name="Tableau1.A2" office:value-type="string">
            <text:p text:style-name="P22">BACAR HOUMADI Tasnime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44">5</text:p>
          </table:table-cell>
          <table:table-cell table:style-name="Tableau1.A2" office:value-type="string">
            <text:p text:style-name="P12">BACO ABDALLAH Fardi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Q2" office:value-type="string">
            <text:p text:style-name="P26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44">6</text:p>
          </table:table-cell>
          <table:table-cell table:style-name="Tableau1.A2" office:value-type="string">
            <text:p text:style-name="P13">BEN-ALI Fidel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Q2" office:value-type="string">
            <text:p text:style-name="P26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44">7</text:p>
          </table:table-cell>
          <table:table-cell table:style-name="Tableau1.A2" office:value-type="string">
            <text:p text:style-name="P18">BOINA Wallan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34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Q2" office:value-type="string">
            <text:p text:style-name="P27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44">8</text:p>
          </table:table-cell>
          <table:table-cell table:style-name="Tableau1.A2" office:value-type="string">
            <text:p text:style-name="P4">BOURHANE Imounya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26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Q2" office:value-type="string">
            <text:p text:style-name="P27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44">9</text:p>
          </table:table-cell>
          <table:table-cell table:style-name="Tableau1.A2" office:value-type="string">
            <text:p text:style-name="P5">CHANFI Houssam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32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Q2" office:value-type="string">
            <text:p text:style-name="P26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44">10</text:p>
          </table:table-cell>
          <table:table-cell table:style-name="Tableau1.A2" office:value-type="string">
            <text:p text:style-name="P6">HAKIM Fazlati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3">
            <text:p text:style-name="P3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Q2" office:value-type="string">
            <text:p text:style-name="P26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44">11</text:p>
          </table:table-cell>
          <table:table-cell table:style-name="Tableau1.A2" office:value-type="string">
            <text:p text:style-name="P14">HALIDI Mohamed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Q2" office:value-type="string">
            <text:p text:style-name="P28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44">12</text:p>
          </table:table-cell>
          <table:table-cell table:style-name="Tableau1.A2" office:value-type="string">
            <text:p text:style-name="P6">HERBAUT Rémi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Q2" office:value-type="string">
            <text:p text:style-name="P29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44">13</text:p>
          </table:table-cell>
          <table:table-cell table:style-name="Tableau1.A2" office:value-type="string">
            <text:p text:style-name="P5">JEANDEDE ASSANE Titimale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44">14</text:p>
          </table:table-cell>
          <table:table-cell table:style-name="Tableau1.A2" office:value-type="string">
            <text:p text:style-name="P3">MADI Said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44">15</text:p>
          </table:table-cell>
          <table:table-cell table:style-name="Tableau1.A2" office:value-type="string">
            <text:p text:style-name="P7">MADI Souraya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44">16</text:p>
          </table:table-cell>
          <table:table-cell table:style-name="Tableau1.A2" office:value-type="string">
            <text:p text:style-name="P8">MIRADJI Youssouf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44">17</text:p>
          </table:table-cell>
          <table:table-cell table:style-name="Tableau1.A2" office:value-type="string">
            <text:p text:style-name="P15">MOUSSA Nasri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Q2" office:value-type="string">
            <text:p text:style-name="P30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44">18</text:p>
          </table:table-cell>
          <table:table-cell table:style-name="Tableau1.A2" office:value-type="string">
            <text:p text:style-name="P20">MZÉ Ambdoulhalim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44">19</text:p>
          </table:table-cell>
          <table:table-cell table:style-name="Tableau1.A2" office:value-type="string">
            <text:p text:style-name="P9">MZE BOINAIDI Noufaïssa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44">20</text:p>
          </table:table-cell>
          <table:table-cell table:style-name="Tableau1.A2" office:value-type="string">
            <text:p text:style-name="P10">OILI Mamie</text:p>
          </table:table-cell>
          <table:table-cell table:style-name="Tableau1.A3" office:value-type="float" office:value="1">
            <text:p text:style-name="P45">1</text:p>
          </table:table-cell>
          <table:table-cell table:style-name="Tableau1.A3" office:value-type="float" office:value="1">
            <text:p text:style-name="P46">1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44">21</text:p>
          </table:table-cell>
          <table:table-cell table:style-name="Tableau1.A2" office:value-type="string">
            <text:p text:style-name="P11">SAINDOU Elzac</text:p>
          </table:table-cell>
          <table:table-cell table:style-name="Tableau1.A2" office:value-type="string">
            <text:p text:style-name="P45">-</text:p>
          </table:table-cell>
          <table:table-cell table:style-name="Tableau1.A2" office:value-type="string">
            <text:p text:style-name="P38">-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31"/>
          </table:table-cell>
          <table:table-cell table:style-name="Tableau1.Q2" office:value-type="string">
            <text:p text:style-name="P31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44">22</text:p>
          </table:table-cell>
          <table:table-cell table:style-name="Tableau1.A2" office:value-type="string">
            <text:p text:style-name="P16">SALIMINI Ilyas</text:p>
          </table:table-cell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Q2" office:value-type="string">
            <text:p text:style-name="P30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44">23</text:p>
          </table:table-cell>
          <table:table-cell table:style-name="Tableau1.A2" office:value-type="string">
            <text:p text:style-name="P17">YMAMOU Yassine</text:p>
          </table:table-cell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43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Q2" office:value-type="string">
            <text:p text:style-name="P30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44">24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39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43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Q2" office:value-type="string">
            <text:p text:style-name="P30"/>
          </table:table-cell>
        </table:table-row>
        <table:table-row table:style-name="Tableau1.1">
          <table:table-cell table:style-name="Tableau1.A3" table:formula="ooow:&lt;A25&gt;+1" office:value-type="float" office:value="25">
            <text:p text:style-name="P44">25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Q2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373a"/>
    </style:style>
    <style:style style:name="MT3" style:family="text">
      <style:text-properties officeooo:rsid="00294118"/>
    </style:style>
    <style:style style:name="MT4" style:family="text">
      <style:text-properties officeooo:rsid="0021cccc"/>
    </style:style>
    <style:style style:name="MT5" style:family="text">
      <style:text-properties officeooo:rsid="00570d38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</text:span><text:span text:style-name="MT3">C</text:span><text:span text:style-name="MT1">/</text:span><text:span text:style-name="MT3">NSI</text:span><text:span text:style-name="MT1"> NORO] – </text:span><text:span text:style-name="MT4">T</text:span><text:span text:style-name="MT4"><text:page-number text:select-page="current">1</text:page-number></text:span><text:span text:style-name="MT4"> – </text:span><text:span text:style-name="MT5">Polycopi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03T15:20:16.329195438</dc:date>
    <meta:editing-duration>PT2H37M14S</meta:editing-duration>
    <meta:editing-cycles>78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113" meta:word-count="145" meta:character-count="511" meta:non-whitespace-character-count="475"/>
  </office:meta>
</office:document-meta>
</file>